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83.59pt"/>
    </style:style>
    <style:style style:name="co9" style:family="table-column">
      <style:table-column-properties fo:break-before="auto" style:column-width="56.6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uropean_cities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Barcelona</text:p>
          </table:table-cell>
          <table:table-cell table:style-name="ce1" office:value-type="string" calcext:value-type="string">
            <text:p>Belgrade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Brussels</text:p>
          </table:table-cell>
          <table:table-cell table:style-name="ce1" office:value-type="string" calcext:value-type="string">
            <text:p>Bucharest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Copenhagen</text:p>
          </table:table-cell>
          <table:table-cell table:style-name="ce1" office:value-type="string" calcext:value-type="string">
            <text:p>Dublin</text:p>
          </table:table-cell>
          <table:table-cell table:style-name="ce1" office:value-type="string" calcext:value-type="string">
            <text:p>Hamburg</text:p>
          </table:table-cell>
          <table:table-cell table:style-name="ce1" office:value-type="string" calcext:value-type="string">
            <text:p>Istanbul</text:p>
          </table:table-cell>
          <table:table-cell table:style-name="ce1" office:value-type="string" calcext:value-type="string">
            <text:p>Kiev</text:p>
          </table:table-cell>
          <table:table-cell table:style-name="ce1" office:value-type="string" calcext:value-type="string">
            <text:p>London</text:p>
          </table:table-cell>
          <table:table-cell table:style-name="ce1" office:value-type="string" calcext:value-type="string">
            <text:p>Madrid</text:p>
          </table:table-cell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Moscow</text:p>
          </table:table-cell>
          <table:table-cell table:style-name="ce1" office:value-type="string" calcext:value-type="string">
            <text:p>Munich</text:p>
          </table:table-cell>
          <table:table-cell table:style-name="ce1" office:value-type="string" calcext:value-type="string">
            <text:p>Paris</text:p>
          </table:table-cell>
          <table:table-cell table:style-name="ce1" office:value-type="string" calcext:value-type="string">
            <text:p>Prague</text:p>
          </table:table-cell>
          <table:table-cell table:style-name="ce1" office:value-type="string" calcext:value-type="string">
            <text:p>Rome</text:p>
          </table:table-cell>
          <table:table-cell table:style-name="ce1" office:value-type="string" calcext:value-type="string">
            <text:p>Saint Petersburg</text:p>
          </table:table-cell>
          <table:table-cell table:style-name="ce1" office:value-type="string" calcext:value-type="string">
            <text:p>Sofia</text:p>
          </table:table-cell>
          <table:table-cell table:style-name="ce1" office:value-type="string" calcext:value-type="string">
            <text:p>Stockholm</text:p>
          </table:table-cell>
          <table:table-cell table:style-name="ce1" office:value-type="string" calcext:value-type="string">
            <text:p>Vienna</text:p>
          </table:table-cell>
          <table:table-cell table:style-name="ce1" office:value-type="string" calcext:value-type="string">
            <text:p>Warsaw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28.13" calcext:value-type="float">
            <text:p>1528.13</text:p>
          </table:table-cell>
          <table:table-cell office:value-type="float" office:value="1497.61" calcext:value-type="float">
            <text:p>1497.61</text:p>
          </table:table-cell>
          <table:table-cell office:value-type="float" office:value="1062.89" calcext:value-type="float">
            <text:p>1062.89</text:p>
          </table:table-cell>
          <table:table-cell office:value-type="float" office:value="1968.42" calcext:value-type="float">
            <text:p>1968.42</text:p>
          </table:table-cell>
          <table:table-cell office:value-type="float" office:value="1498.79" calcext:value-type="float">
            <text:p>1498.79</text:p>
          </table:table-cell>
          <table:table-cell office:value-type="float" office:value="1757.54" calcext:value-type="float">
            <text:p>1757.54</text:p>
          </table:table-cell>
          <table:table-cell office:value-type="float" office:value="1469.29" calcext:value-type="float">
            <text:p>1469.29</text:p>
          </table:table-cell>
          <table:table-cell office:value-type="float" office:value="1471.78" calcext:value-type="float">
            <text:p>1471.78</text:p>
          </table:table-cell>
          <table:table-cell office:value-type="float" office:value="2230.42" calcext:value-type="float">
            <text:p>2230.42</text:p>
          </table:table-cell>
          <table:table-cell office:value-type="float" office:value="2391.06" calcext:value-type="float">
            <text:p>2391.06</text:p>
          </table:table-cell>
          <table:table-cell office:value-type="float" office:value="1137.67" calcext:value-type="float">
            <text:p>1137.67</text:p>
          </table:table-cell>
          <table:table-cell office:value-type="float" office:value="504.64" calcext:value-type="float">
            <text:p>504.64</text:p>
          </table:table-cell>
          <table:table-cell office:value-type="float" office:value="725.12" calcext:value-type="float">
            <text:p>725.12</text:p>
          </table:table-cell>
          <table:table-cell office:value-type="float" office:value="3006.93" calcext:value-type="float">
            <text:p>3006.93</text:p>
          </table:table-cell>
          <table:table-cell office:value-type="float" office:value="1054.55" calcext:value-type="float">
            <text:p>1054.55</text:p>
          </table:table-cell>
          <table:table-cell office:value-type="float" office:value="831.59" calcext:value-type="float">
            <text:p>831.59</text:p>
          </table:table-cell>
          <table:table-cell office:value-type="float" office:value="1353.9" calcext:value-type="float">
            <text:p>1353.9</text:p>
          </table:table-cell>
          <table:table-cell office:value-type="float" office:value="856.69" calcext:value-type="float">
            <text:p>856.69</text:p>
          </table:table-cell>
          <table:table-cell office:value-type="float" office:value="2813.02" calcext:value-type="float">
            <text:p>2813.02</text:p>
          </table:table-cell>
          <table:table-cell office:value-type="float" office:value="1745.55" calcext:value-type="float">
            <text:p>1745.55</text:p>
          </table:table-cell>
          <table:table-cell office:value-type="float" office:value="2276.51" calcext:value-type="float">
            <text:p>2276.51</text:p>
          </table:table-cell>
          <table:table-cell office:value-type="float" office:value="1347.43" calcext:value-type="float">
            <text:p>1347.43</text:p>
          </table:table-cell>
          <table:table-cell office:value-type="float" office:value="1862.33" calcext:value-type="float">
            <text:p>1862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8.13" calcext:value-type="float">
            <text:p>1528.13</text:p>
          </table:table-cell>
          <table:table-cell office:value-type="float" office:value="0" calcext:value-type="float">
            <text:p>0</text:p>
          </table:table-cell>
          <table:table-cell office:value-type="float" office:value="999.25" calcext:value-type="float">
            <text:p>999.25</text:p>
          </table:table-cell>
          <table:table-cell office:value-type="float" office:value="1372.59" calcext:value-type="float">
            <text:p>1372.59</text:p>
          </table:table-cell>
          <table:table-cell office:value-type="float" office:value="447.34" calcext:value-type="float">
            <text:p>447.34</text:p>
          </table:table-cell>
          <table:table-cell office:value-type="float" office:value="316.41" calcext:value-type="float">
            <text:p>316.41</text:p>
          </table:table-cell>
          <table:table-cell office:value-type="float" office:value="1327.24" calcext:value-type="float">
            <text:p>1327.24</text:p>
          </table:table-cell>
          <table:table-cell office:value-type="float" office:value="2145.39" calcext:value-type="float">
            <text:p>2145.39</text:p>
          </table:table-cell>
          <table:table-cell office:value-type="float" office:value="1229.93" calcext:value-type="float">
            <text:p>1229.93</text:p>
          </table:table-cell>
          <table:table-cell office:value-type="float" office:value="809.48" calcext:value-type="float">
            <text:p>809.48</text:p>
          </table:table-cell>
          <table:table-cell office:value-type="float" office:value="976.02" calcext:value-type="float">
            <text:p>976.02</text:p>
          </table:table-cell>
          <table:table-cell office:value-type="float" office:value="1688.97" calcext:value-type="float">
            <text:p>1688.97</text:p>
          </table:table-cell>
          <table:table-cell office:value-type="float" office:value="2026.94" calcext:value-type="float">
            <text:p>2026.94</text:p>
          </table:table-cell>
          <table:table-cell office:value-type="float" office:value="885.32" calcext:value-type="float">
            <text:p>885.32</text:p>
          </table:table-cell>
          <table:table-cell office:value-type="float" office:value="1710.99" calcext:value-type="float">
            <text:p>1710.99</text:p>
          </table:table-cell>
          <table:table-cell office:value-type="float" office:value="773.33" calcext:value-type="float">
            <text:p>773.33</text:p>
          </table:table-cell>
          <table:table-cell office:value-type="float" office:value="1445.7" calcext:value-type="float">
            <text:p>1445.7</text:p>
          </table:table-cell>
          <table:table-cell office:value-type="float" office:value="738.1" calcext:value-type="float">
            <text:p>738.1</text:p>
          </table:table-cell>
          <table:table-cell office:value-type="float" office:value="721.55" calcext:value-type="float">
            <text:p>721.55</text:p>
          </table:table-cell>
          <table:table-cell office:value-type="float" office:value="1797.75" calcext:value-type="float">
            <text:p>1797.75</text:p>
          </table:table-cell>
          <table:table-cell office:value-type="float" office:value="329.46" calcext:value-type="float">
            <text:p>329.46</text:p>
          </table:table-cell>
          <table:table-cell office:value-type="float" office:value="1620.96" calcext:value-type="float">
            <text:p>1620.96</text:p>
          </table:table-cell>
          <table:table-cell office:value-type="float" office:value="489.28" calcext:value-type="float">
            <text:p>489.28</text:p>
          </table:table-cell>
          <table:table-cell office:value-type="float" office:value="826.66" calcext:value-type="float">
            <text:p>826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7.61" calcext:value-type="float">
            <text:p>1497.61</text:p>
          </table:table-cell>
          <table:table-cell office:value-type="float" office:value="999.25" calcext:value-type="float">
            <text:p>999.25</text:p>
          </table:table-cell>
          <table:table-cell office:value-type="float" office:value="0" calcext:value-type="float">
            <text:p>0</text:p>
          </table:table-cell>
          <table:table-cell office:value-type="float" office:value="651.62" calcext:value-type="float">
            <text:p>651.62</text:p>
          </table:table-cell>
          <table:table-cell office:value-type="float" office:value="1293.4" calcext:value-type="float">
            <text:p>1293.4</text:p>
          </table:table-cell>
          <table:table-cell office:value-type="float" office:value="689.06" calcext:value-type="float">
            <text:p>689.06</text:p>
          </table:table-cell>
          <table:table-cell office:value-type="float" office:value="354.03" calcext:value-type="float">
            <text:p>354.03</text:p>
          </table:table-cell>
          <table:table-cell office:value-type="float" office:value="1315.16" calcext:value-type="float">
            <text:p>1315.16</text:p>
          </table:table-cell>
          <table:table-cell office:value-type="float" office:value="254.51" calcext:value-type="float">
            <text:p>254.51</text:p>
          </table:table-cell>
          <table:table-cell office:value-type="float" office:value="1735.01" calcext:value-type="float">
            <text:p>1735.01</text:p>
          </table:table-cell>
          <table:table-cell office:value-type="float" office:value="1204" calcext:value-type="float">
            <text:p>1204</text:p>
          </table:table-cell>
          <table:table-cell office:value-type="float" office:value="929.97" calcext:value-type="float">
            <text:p>929.97</text:p>
          </table:table-cell>
          <table:table-cell office:value-type="float" office:value="1867.69" calcext:value-type="float">
            <text:p>1867.69</text:p>
          </table:table-cell>
          <table:table-cell office:value-type="float" office:value="840.72" calcext:value-type="float">
            <text:p>840.72</text:p>
          </table:table-cell>
          <table:table-cell office:value-type="float" office:value="1607.99" calcext:value-type="float">
            <text:p>1607.99</text:p>
          </table:table-cell>
          <table:table-cell office:value-type="float" office:value="501.97" calcext:value-type="float">
            <text:p>501.97</text:p>
          </table:table-cell>
          <table:table-cell office:value-type="float" office:value="876.96" calcext:value-type="float">
            <text:p>876.96</text:p>
          </table:table-cell>
          <table:table-cell office:value-type="float" office:value="280.34" calcext:value-type="float">
            <text:p>280.34</text:p>
          </table:table-cell>
          <table:table-cell office:value-type="float" office:value="1181.67" calcext:value-type="float">
            <text:p>1181.67</text:p>
          </table:table-cell>
          <table:table-cell office:value-type="float" office:value="1319.62" calcext:value-type="float">
            <text:p>1319.62</text:p>
          </table:table-cell>
          <table:table-cell office:value-type="float" office:value="1318.67" calcext:value-type="float">
            <text:p>1318.67</text:p>
          </table:table-cell>
          <table:table-cell office:value-type="float" office:value="810.38" calcext:value-type="float">
            <text:p>810.38</text:p>
          </table:table-cell>
          <table:table-cell office:value-type="float" office:value="523.61" calcext:value-type="float">
            <text:p>523.61</text:p>
          </table:table-cell>
          <table:table-cell office:value-type="float" office:value="516.06" calcext:value-type="float">
            <text:p>516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2.89" calcext:value-type="float">
            <text:p>1062.89</text:p>
          </table:table-cell>
          <table:table-cell office:value-type="float" office:value="1372.59" calcext:value-type="float">
            <text:p>1372.59</text:p>
          </table:table-cell>
          <table:table-cell office:value-type="float" office:value="651.62" calcext:value-type="float">
            <text:p>651.62</text:p>
          </table:table-cell>
          <table:table-cell office:value-type="float" office:value="0" calcext:value-type="float">
            <text:p>0</text:p>
          </table:table-cell>
          <table:table-cell office:value-type="float" office:value="1769.69" calcext:value-type="float">
            <text:p>1769.69</text:p>
          </table:table-cell>
          <table:table-cell office:value-type="float" office:value="1131.52" calcext:value-type="float">
            <text:p>1131.52</text:p>
          </table:table-cell>
          <table:table-cell office:value-type="float" office:value="766.67" calcext:value-type="float">
            <text:p>766.67</text:p>
          </table:table-cell>
          <table:table-cell office:value-type="float" office:value="773.2" calcext:value-type="float">
            <text:p>773.2</text:p>
          </table:table-cell>
          <table:table-cell office:value-type="float" office:value="489.76" calcext:value-type="float">
            <text:p>489.76</text:p>
          </table:table-cell>
          <table:table-cell office:value-type="float" office:value="2178.85" calcext:value-type="float">
            <text:p>2178.85</text:p>
          </table:table-cell>
          <table:table-cell office:value-type="float" office:value="1836.2" calcext:value-type="float">
            <text:p>1836.2</text:p>
          </table:table-cell>
          <table:table-cell office:value-type="float" office:value="318.72" calcext:value-type="float">
            <text:p>318.72</text:p>
          </table:table-cell>
          <table:table-cell office:value-type="float" office:value="1314.3" calcext:value-type="float">
            <text:p>1314.3</text:p>
          </table:table-cell>
          <table:table-cell office:value-type="float" office:value="696.61" calcext:value-type="float">
            <text:p>696.61</text:p>
          </table:table-cell>
          <table:table-cell office:value-type="float" office:value="2253.26" calcext:value-type="float">
            <text:p>2253.26</text:p>
          </table:table-cell>
          <table:table-cell office:value-type="float" office:value="601.87" calcext:value-type="float">
            <text:p>601.87</text:p>
          </table:table-cell>
          <table:table-cell office:value-type="float" office:value="261.29" calcext:value-type="float">
            <text:p>261.29</text:p>
          </table:table-cell>
          <table:table-cell office:value-type="float" office:value="721.08" calcext:value-type="float">
            <text:p>721.08</text:p>
          </table:table-cell>
          <table:table-cell office:value-type="float" office:value="1171.34" calcext:value-type="float">
            <text:p>1171.34</text:p>
          </table:table-cell>
          <table:table-cell office:value-type="float" office:value="1903.66" calcext:value-type="float">
            <text:p>1903.66</text:p>
          </table:table-cell>
          <table:table-cell office:value-type="float" office:value="1697.83" calcext:value-type="float">
            <text:p>1697.83</text:p>
          </table:table-cell>
          <table:table-cell office:value-type="float" office:value="1280.88" calcext:value-type="float">
            <text:p>1280.88</text:p>
          </table:table-cell>
          <table:table-cell office:value-type="float" office:value="914.81" calcext:value-type="float">
            <text:p>914.81</text:p>
          </table:table-cell>
          <table:table-cell office:value-type="float" office:value="1159.85" calcext:value-type="float">
            <text:p>1159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68.42" calcext:value-type="float">
            <text:p>1968.42</text:p>
          </table:table-cell>
          <table:table-cell office:value-type="float" office:value="447.34" calcext:value-type="float">
            <text:p>447.34</text:p>
          </table:table-cell>
          <table:table-cell office:value-type="float" office:value="1293.4" calcext:value-type="float">
            <text:p>1293.4</text:p>
          </table:table-cell>
          <table:table-cell office:value-type="float" office:value="1769.69" calcext:value-type="float">
            <text:p>1769.69</text:p>
          </table:table-cell>
          <table:table-cell office:value-type="float" office:value="0" calcext:value-type="float">
            <text:p>0</text:p>
          </table:table-cell>
          <table:table-cell office:value-type="float" office:value="639.77" calcext:value-type="float">
            <text:p>639.77</text:p>
          </table:table-cell>
          <table:table-cell office:value-type="float" office:value="1571.54" calcext:value-type="float">
            <text:p>1571.54</text:p>
          </table:table-cell>
          <table:table-cell office:value-type="float" office:value="2534.72" calcext:value-type="float">
            <text:p>2534.72</text:p>
          </table:table-cell>
          <table:table-cell office:value-type="float" office:value="1544.17" calcext:value-type="float">
            <text:p>1544.17</text:p>
          </table:table-cell>
          <table:table-cell office:value-type="float" office:value="445.62" calcext:value-type="float">
            <text:p>445.62</text:p>
          </table:table-cell>
          <table:table-cell office:value-type="float" office:value="744.44" calcext:value-type="float">
            <text:p>744.44</text:p>
          </table:table-cell>
          <table:table-cell office:value-type="float" office:value="2088.42" calcext:value-type="float">
            <text:p>2088.42</text:p>
          </table:table-cell>
          <table:table-cell office:value-type="float" office:value="2469.71" calcext:value-type="float">
            <text:p>2469.71</text:p>
          </table:table-cell>
          <table:table-cell office:value-type="float" office:value="1331.46" calcext:value-type="float">
            <text:p>1331.46</text:p>
          </table:table-cell>
          <table:table-cell office:value-type="float" office:value="1497.56" calcext:value-type="float">
            <text:p>1497.56</text:p>
          </table:table-cell>
          <table:table-cell office:value-type="float" office:value="1186.37" calcext:value-type="float">
            <text:p>1186.37</text:p>
          </table:table-cell>
          <table:table-cell office:value-type="float" office:value="1869.95" calcext:value-type="float">
            <text:p>1869.95</text:p>
          </table:table-cell>
          <table:table-cell office:value-type="float" office:value="1076.82" calcext:value-type="float">
            <text:p>1076.82</text:p>
          </table:table-cell>
          <table:table-cell office:value-type="float" office:value="1137.38" calcext:value-type="float">
            <text:p>1137.38</text:p>
          </table:table-cell>
          <table:table-cell office:value-type="float" office:value="1740.39" calcext:value-type="float">
            <text:p>1740.39</text:p>
          </table:table-cell>
          <table:table-cell office:value-type="float" office:value="296.68" calcext:value-type="float">
            <text:p>296.68</text:p>
          </table:table-cell>
          <table:table-cell office:value-type="float" office:value="1742.25" calcext:value-type="float">
            <text:p>1742.25</text:p>
          </table:table-cell>
          <table:table-cell office:value-type="float" office:value="855.32" calcext:value-type="float">
            <text:p>855.32</text:p>
          </table:table-cell>
          <table:table-cell office:value-type="float" office:value="946.12" calcext:value-type="float">
            <text:p>946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98.79" calcext:value-type="float">
            <text:p>1498.79</text:p>
          </table:table-cell>
          <table:table-cell office:value-type="float" office:value="316.41" calcext:value-type="float">
            <text:p>316.41</text:p>
          </table:table-cell>
          <table:table-cell office:value-type="float" office:value="689.06" calcext:value-type="float">
            <text:p>689.06</text:p>
          </table:table-cell>
          <table:table-cell office:value-type="float" office:value="1131.52" calcext:value-type="float">
            <text:p>1131.52</text:p>
          </table:table-cell>
          <table:table-cell office:value-type="float" office:value="639.77" calcext:value-type="float">
            <text:p>639.77</text:p>
          </table:table-cell>
          <table:table-cell office:value-type="float" office:value="0" calcext:value-type="float">
            <text:p>0</text:p>
          </table:table-cell>
          <table:table-cell office:value-type="float" office:value="1011.31" calcext:value-type="float">
            <text:p>1011.31</text:p>
          </table:table-cell>
          <table:table-cell office:value-type="float" office:value="1894.95" calcext:value-type="float">
            <text:p>1894.95</text:p>
          </table:table-cell>
          <table:table-cell office:value-type="float" office:value="927.92" calcext:value-type="float">
            <text:p>927.92</text:p>
          </table:table-cell>
          <table:table-cell office:value-type="float" office:value="1064.76" calcext:value-type="float">
            <text:p>1064.76</text:p>
          </table:table-cell>
          <table:table-cell office:value-type="float" office:value="894.29" calcext:value-type="float">
            <text:p>894.29</text:p>
          </table:table-cell>
          <table:table-cell office:value-type="float" office:value="1450.12" calcext:value-type="float">
            <text:p>1450.12</text:p>
          </table:table-cell>
          <table:table-cell office:value-type="float" office:value="1975.38" calcext:value-type="float">
            <text:p>1975.38</text:p>
          </table:table-cell>
          <table:table-cell office:value-type="float" office:value="788.56" calcext:value-type="float">
            <text:p>788.56</text:p>
          </table:table-cell>
          <table:table-cell office:value-type="float" office:value="1565.19" calcext:value-type="float">
            <text:p>1565.19</text:p>
          </table:table-cell>
          <table:table-cell office:value-type="float" office:value="563.93" calcext:value-type="float">
            <text:p>563.93</text:p>
          </table:table-cell>
          <table:table-cell office:value-type="float" office:value="1247.61" calcext:value-type="float">
            <text:p>1247.61</text:p>
          </table:table-cell>
          <table:table-cell office:value-type="float" office:value="443.26" calcext:value-type="float">
            <text:p>443.26</text:p>
          </table:table-cell>
          <table:table-cell office:value-type="float" office:value="811.11" calcext:value-type="float">
            <text:p>811.11</text:p>
          </table:table-cell>
          <table:table-cell office:value-type="float" office:value="1556.51" calcext:value-type="float">
            <text:p>1556.51</text:p>
          </table:table-cell>
          <table:table-cell office:value-type="float" office:value="629.63" calcext:value-type="float">
            <text:p>629.63</text:p>
          </table:table-cell>
          <table:table-cell office:value-type="float" office:value="1316.59" calcext:value-type="float">
            <text:p>1316.59</text:p>
          </table:table-cell>
          <table:table-cell office:value-type="float" office:value="216.98" calcext:value-type="float">
            <text:p>216.98</text:p>
          </table:table-cell>
          <table:table-cell office:value-type="float" office:value="545.29" calcext:value-type="float">
            <text:p>545.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7.54" calcext:value-type="float">
            <text:p>1757.54</text:p>
          </table:table-cell>
          <table:table-cell office:value-type="float" office:value="1327.24" calcext:value-type="float">
            <text:p>1327.24</text:p>
          </table:table-cell>
          <table:table-cell office:value-type="float" office:value="354.03" calcext:value-type="float">
            <text:p>354.03</text:p>
          </table:table-cell>
          <table:table-cell office:value-type="float" office:value="766.67" calcext:value-type="float">
            <text:p>766.67</text:p>
          </table:table-cell>
          <table:table-cell office:value-type="float" office:value="1571.54" calcext:value-type="float">
            <text:p>1571.54</text:p>
          </table:table-cell>
          <table:table-cell office:value-type="float" office:value="1011.31" calcext:value-type="float">
            <text:p>1011.31</text:p>
          </table:table-cell>
          <table:table-cell office:value-type="float" office:value="0" calcext:value-type="float">
            <text:p>0</text:p>
          </table:table-cell>
          <table:table-cell office:value-type="float" office:value="1238.38" calcext:value-type="float">
            <text:p>1238.38</text:p>
          </table:table-cell>
          <table:table-cell office:value-type="float" office:value="287.97" calcext:value-type="float">
            <text:p>287.97</text:p>
          </table:table-cell>
          <table:table-cell office:value-type="float" office:value="2017.17" calcext:value-type="float">
            <text:p>2017.17</text:p>
          </table:table-cell>
          <table:table-cell office:value-type="float" office:value="1326.33" calcext:value-type="float">
            <text:p>1326.33</text:p>
          </table:table-cell>
          <table:table-cell office:value-type="float" office:value="955.13" calcext:value-type="float">
            <text:p>955.13</text:p>
          </table:table-cell>
          <table:table-cell office:value-type="float" office:value="2071.75" calcext:value-type="float">
            <text:p>2071.75</text:p>
          </table:table-cell>
          <table:table-cell office:value-type="float" office:value="1157.89" calcext:value-type="float">
            <text:p>1157.89</text:p>
          </table:table-cell>
          <table:table-cell office:value-type="float" office:value="1558.52" calcext:value-type="float">
            <text:p>1558.52</text:p>
          </table:table-cell>
          <table:table-cell office:value-type="float" office:value="838" calcext:value-type="float">
            <text:p>838</text:p>
          </table:table-cell>
          <table:table-cell office:value-type="float" office:value="1025.9" calcext:value-type="float">
            <text:p>1025.9</text:p>
          </table:table-cell>
          <table:table-cell office:value-type="float" office:value="633.05" calcext:value-type="float">
            <text:p>633.05</text:p>
          </table:table-cell>
          <table:table-cell office:value-type="float" office:value="1529.69" calcext:value-type="float">
            <text:p>1529.69</text:p>
          </table:table-cell>
          <table:table-cell office:value-type="float" office:value="1143.4" calcext:value-type="float">
            <text:p>1143.4</text:p>
          </table:table-cell>
          <table:table-cell office:value-type="float" office:value="1635.54" calcext:value-type="float">
            <text:p>1635.54</text:p>
          </table:table-cell>
          <table:table-cell office:value-type="float" office:value="521.68" calcext:value-type="float">
            <text:p>521.68</text:p>
          </table:table-cell>
          <table:table-cell office:value-type="float" office:value="868.87" calcext:value-type="float">
            <text:p>868.87</text:p>
          </table:table-cell>
          <table:table-cell office:value-type="float" office:value="667.8" calcext:value-type="float">
            <text:p>667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69.29" calcext:value-type="float">
            <text:p>1469.29</text:p>
          </table:table-cell>
          <table:table-cell office:value-type="float" office:value="2145.39" calcext:value-type="float">
            <text:p>2145.39</text:p>
          </table:table-cell>
          <table:table-cell office:value-type="float" office:value="1315.16" calcext:value-type="float">
            <text:p>1315.16</text:p>
          </table:table-cell>
          <table:table-cell office:value-type="float" office:value="773.2" calcext:value-type="float">
            <text:p>773.2</text:p>
          </table:table-cell>
          <table:table-cell office:value-type="float" office:value="2534.72" calcext:value-type="float">
            <text:p>2534.72</text:p>
          </table:table-cell>
          <table:table-cell office:value-type="float" office:value="1894.95" calcext:value-type="float">
            <text:p>1894.95</text:p>
          </table:table-cell>
          <table:table-cell office:value-type="float" office:value="1238.38" calcext:value-type="float">
            <text:p>1238.38</text:p>
          </table:table-cell>
          <table:table-cell office:value-type="float" office:value="0" calcext:value-type="float">
            <text:p>0</text:p>
          </table:table-cell>
          <table:table-cell office:value-type="float" office:value="1073.36" calcext:value-type="float">
            <text:p>1073.36</text:p>
          </table:table-cell>
          <table:table-cell office:value-type="float" office:value="2950.11" calcext:value-type="float">
            <text:p>2950.11</text:p>
          </table:table-cell>
          <table:table-cell office:value-type="float" office:value="2513.69" calcext:value-type="float">
            <text:p>2513.69</text:p>
          </table:table-cell>
          <table:table-cell office:value-type="float" office:value="462.6" calcext:value-type="float">
            <text:p>462.6</text:p>
          </table:table-cell>
          <table:table-cell office:value-type="float" office:value="1449.96" calcext:value-type="float">
            <text:p>1449.96</text:p>
          </table:table-cell>
          <table:table-cell office:value-type="float" office:value="1413.37" calcext:value-type="float">
            <text:p>1413.37</text:p>
          </table:table-cell>
          <table:table-cell office:value-type="float" office:value="2792.41" calcext:value-type="float">
            <text:p>2792.41</text:p>
          </table:table-cell>
          <table:table-cell office:value-type="float" office:value="1374.91" calcext:value-type="float">
            <text:p>1374.91</text:p>
          </table:table-cell>
          <table:table-cell office:value-type="float" office:value="776.83" calcext:value-type="float">
            <text:p>776.83</text:p>
          </table:table-cell>
          <table:table-cell office:value-type="float" office:value="1465.61" calcext:value-type="float">
            <text:p>1465.61</text:p>
          </table:table-cell>
          <table:table-cell office:value-type="float" office:value="1882.22" calcext:value-type="float">
            <text:p>1882.22</text:p>
          </table:table-cell>
          <table:table-cell office:value-type="float" office:value="2314.19" calcext:value-type="float">
            <text:p>2314.19</text:p>
          </table:table-cell>
          <table:table-cell office:value-type="float" office:value="2471.02" calcext:value-type="float">
            <text:p>2471.02</text:p>
          </table:table-cell>
          <table:table-cell office:value-type="float" office:value="1626.56" calcext:value-type="float">
            <text:p>1626.56</text:p>
          </table:table-cell>
          <table:table-cell office:value-type="float" office:value="1680" calcext:value-type="float">
            <text:p>1680</text:p>
          </table:table-cell>
          <table:table-cell office:value-type="float" office:value="1823.72" calcext:value-type="float">
            <text:p>1823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1.78" calcext:value-type="float">
            <text:p>1471.78</text:p>
          </table:table-cell>
          <table:table-cell office:value-type="float" office:value="1229.93" calcext:value-type="float">
            <text:p>1229.93</text:p>
          </table:table-cell>
          <table:table-cell office:value-type="float" office:value="254.51" calcext:value-type="float">
            <text:p>254.51</text:p>
          </table:table-cell>
          <table:table-cell office:value-type="float" office:value="489.76" calcext:value-type="float">
            <text:p>489.76</text:p>
          </table:table-cell>
          <table:table-cell office:value-type="float" office:value="1544.17" calcext:value-type="float">
            <text:p>1544.17</text:p>
          </table:table-cell>
          <table:table-cell office:value-type="float" office:value="927.92" calcext:value-type="float">
            <text:p>927.92</text:p>
          </table:table-cell>
          <table:table-cell office:value-type="float" office:value="287.97" calcext:value-type="float">
            <text:p>287.97</text:p>
          </table:table-cell>
          <table:table-cell office:value-type="float" office:value="1073.36" calcext:value-type="float">
            <text:p>1073.36</text:p>
          </table:table-cell>
          <table:table-cell office:value-type="float" office:value="0" calcext:value-type="float">
            <text:p>0</text:p>
          </table:table-cell>
          <table:table-cell office:value-type="float" office:value="1983.75" calcext:value-type="float">
            <text:p>1983.75</text:p>
          </table:table-cell>
          <table:table-cell office:value-type="float" office:value="1440.34" calcext:value-type="float">
            <text:p>1440.34</text:p>
          </table:table-cell>
          <table:table-cell office:value-type="float" office:value="720.12" calcext:value-type="float">
            <text:p>720.12</text:p>
          </table:table-cell>
          <table:table-cell office:value-type="float" office:value="1785.33" calcext:value-type="float">
            <text:p>1785.33</text:p>
          </table:table-cell>
          <table:table-cell office:value-type="float" office:value="900.01" calcext:value-type="float">
            <text:p>900.01</text:p>
          </table:table-cell>
          <table:table-cell office:value-type="float" office:value="1779.93" calcext:value-type="float">
            <text:p>1779.93</text:p>
          </table:table-cell>
          <table:table-cell office:value-type="float" office:value="610.17" calcext:value-type="float">
            <text:p>610.17</text:p>
          </table:table-cell>
          <table:table-cell office:value-type="float" office:value="744.63" calcext:value-type="float">
            <text:p>744.63</text:p>
          </table:table-cell>
          <table:table-cell office:value-type="float" office:value="492.25" calcext:value-type="float">
            <text:p>492.25</text:p>
          </table:table-cell>
          <table:table-cell office:value-type="float" office:value="1307.51" calcext:value-type="float">
            <text:p>1307.51</text:p>
          </table:table-cell>
          <table:table-cell office:value-type="float" office:value="1414.16" calcext:value-type="float">
            <text:p>1414.16</text:p>
          </table:table-cell>
          <table:table-cell office:value-type="float" office:value="1554.82" calcext:value-type="float">
            <text:p>1554.82</text:p>
          </table:table-cell>
          <table:table-cell office:value-type="float" office:value="809.65" calcext:value-type="float">
            <text:p>809.65</text:p>
          </table:table-cell>
          <table:table-cell office:value-type="float" office:value="742.79" calcext:value-type="float">
            <text:p>742.79</text:p>
          </table:table-cell>
          <table:table-cell office:value-type="float" office:value="750.49" calcext:value-type="float">
            <text:p>750.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30.42" calcext:value-type="float">
            <text:p>2230.42</text:p>
          </table:table-cell>
          <table:table-cell office:value-type="float" office:value="809.48" calcext:value-type="float">
            <text:p>809.48</text:p>
          </table:table-cell>
          <table:table-cell office:value-type="float" office:value="1735.01" calcext:value-type="float">
            <text:p>1735.01</text:p>
          </table:table-cell>
          <table:table-cell office:value-type="float" office:value="2178.85" calcext:value-type="float">
            <text:p>2178.85</text:p>
          </table:table-cell>
          <table:table-cell office:value-type="float" office:value="445.62" calcext:value-type="float">
            <text:p>445.62</text:p>
          </table:table-cell>
          <table:table-cell office:value-type="float" office:value="1064.76" calcext:value-type="float">
            <text:p>1064.76</text:p>
          </table:table-cell>
          <table:table-cell office:value-type="float" office:value="2017.17" calcext:value-type="float">
            <text:p>2017.17</text:p>
          </table:table-cell>
          <table:table-cell office:value-type="float" office:value="2950.11" calcext:value-type="float">
            <text:p>2950.11</text:p>
          </table:table-cell>
          <table:table-cell office:value-type="float" office:value="1983.75" calcext:value-type="float">
            <text:p>1983.75</text:p>
          </table:table-cell>
          <table:table-cell office:value-type="float" office:value="0" calcext:value-type="float">
            <text:p>0</text:p>
          </table:table-cell>
          <table:table-cell office:value-type="float" office:value="1052.95" calcext:value-type="float">
            <text:p>1052.95</text:p>
          </table:table-cell>
          <table:table-cell office:value-type="float" office:value="2496.39" calcext:value-type="float">
            <text:p>2496.39</text:p>
          </table:table-cell>
          <table:table-cell office:value-type="float" office:value="2734.6" calcext:value-type="float">
            <text:p>2734.6</text:p>
          </table:table-cell>
          <table:table-cell office:value-type="float" office:value="1669.43" calcext:value-type="float">
            <text:p>1669.43</text:p>
          </table:table-cell>
          <table:table-cell office:value-type="float" office:value="1753.97" calcext:value-type="float">
            <text:p>1753.97</text:p>
          </table:table-cell>
          <table:table-cell office:value-type="float" office:value="1582.16" calcext:value-type="float">
            <text:p>1582.16</text:p>
          </table:table-cell>
          <table:table-cell office:value-type="float" office:value="2253.98" calcext:value-type="float">
            <text:p>2253.98</text:p>
          </table:table-cell>
          <table:table-cell office:value-type="float" office:value="1507.55" calcext:value-type="float">
            <text:p>1507.55</text:p>
          </table:table-cell>
          <table:table-cell office:value-type="float" office:value="1373.81" calcext:value-type="float">
            <text:p>1373.81</text:p>
          </table:table-cell>
          <table:table-cell office:value-type="float" office:value="2099.29" calcext:value-type="float">
            <text:p>2099.29</text:p>
          </table:table-cell>
          <table:table-cell office:value-type="float" office:value="502.61" calcext:value-type="float">
            <text:p>502.61</text:p>
          </table:table-cell>
          <table:table-cell office:value-type="float" office:value="2171.65" calcext:value-type="float">
            <text:p>2171.65</text:p>
          </table:table-cell>
          <table:table-cell office:value-type="float" office:value="1273.88" calcext:value-type="float">
            <text:p>1273.88</text:p>
          </table:table-cell>
          <table:table-cell office:value-type="float" office:value="1386.08" calcext:value-type="float">
            <text:p>1386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91.06" calcext:value-type="float">
            <text:p>2391.06</text:p>
          </table:table-cell>
          <table:table-cell office:value-type="float" office:value="976.02" calcext:value-type="float">
            <text:p>976.02</text:p>
          </table:table-cell>
          <table:table-cell office:value-type="float" office:value="1204" calcext:value-type="float">
            <text:p>1204</text:p>
          </table:table-cell>
          <table:table-cell office:value-type="float" office:value="1836.2" calcext:value-type="float">
            <text:p>1836.2</text:p>
          </table:table-cell>
          <table:table-cell office:value-type="float" office:value="744.44" calcext:value-type="float">
            <text:p>744.44</text:p>
          </table:table-cell>
          <table:table-cell office:value-type="float" office:value="894.29" calcext:value-type="float">
            <text:p>894.29</text:p>
          </table:table-cell>
          <table:table-cell office:value-type="float" office:value="1326.33" calcext:value-type="float">
            <text:p>1326.33</text:p>
          </table:table-cell>
          <table:table-cell office:value-type="float" office:value="2513.69" calcext:value-type="float">
            <text:p>2513.69</text:p>
          </table:table-cell>
          <table:table-cell office:value-type="float" office:value="1440.34" calcext:value-type="float">
            <text:p>1440.34</text:p>
          </table:table-cell>
          <table:table-cell office:value-type="float" office:value="1052.95" calcext:value-type="float">
            <text:p>1052.95</text:p>
          </table:table-cell>
          <table:table-cell office:value-type="float" office:value="0" calcext:value-type="float">
            <text:p>0</text:p>
          </table:table-cell>
          <table:table-cell office:value-type="float" office:value="2131.2" calcext:value-type="float">
            <text:p>2131.2</text:p>
          </table:table-cell>
          <table:table-cell office:value-type="float" office:value="2859.32" calcext:value-type="float">
            <text:p>2859.32</text:p>
          </table:table-cell>
          <table:table-cell office:value-type="float" office:value="1672.69" calcext:value-type="float">
            <text:p>1672.69</text:p>
          </table:table-cell>
          <table:table-cell office:value-type="float" office:value="756.61" calcext:value-type="float">
            <text:p>756.61</text:p>
          </table:table-cell>
          <table:table-cell office:value-type="float" office:value="1391.36" calcext:value-type="float">
            <text:p>1391.36</text:p>
          </table:table-cell>
          <table:table-cell office:value-type="float" office:value="2022.76" calcext:value-type="float">
            <text:p>2022.76</text:p>
          </table:table-cell>
          <table:table-cell office:value-type="float" office:value="1138.61" calcext:value-type="float">
            <text:p>1138.61</text:p>
          </table:table-cell>
          <table:table-cell office:value-type="float" office:value="1673.74" calcext:value-type="float">
            <text:p>1673.74</text:p>
          </table:table-cell>
          <table:table-cell office:value-type="float" office:value="1051.39" calcext:value-type="float">
            <text:p>1051.39</text:p>
          </table:table-cell>
          <table:table-cell office:value-type="float" office:value="1020.76" calcext:value-type="float">
            <text:p>1020.76</text:p>
          </table:table-cell>
          <table:table-cell office:value-type="float" office:value="1265.79" calcext:value-type="float">
            <text:p>1265.79</text:p>
          </table:table-cell>
          <table:table-cell office:value-type="float" office:value="1052.76" calcext:value-type="float">
            <text:p>1052.76</text:p>
          </table:table-cell>
          <table:table-cell office:value-type="float" office:value="690.12" calcext:value-type="float">
            <text:p>690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7.67" calcext:value-type="float">
            <text:p>1137.67</text:p>
          </table:table-cell>
          <table:table-cell office:value-type="float" office:value="1688.97" calcext:value-type="float">
            <text:p>1688.97</text:p>
          </table:table-cell>
          <table:table-cell office:value-type="float" office:value="929.97" calcext:value-type="float">
            <text:p>929.97</text:p>
          </table:table-cell>
          <table:table-cell office:value-type="float" office:value="318.72" calcext:value-type="float">
            <text:p>318.72</text:p>
          </table:table-cell>
          <table:table-cell office:value-type="float" office:value="2088.42" calcext:value-type="float">
            <text:p>2088.42</text:p>
          </table:table-cell>
          <table:table-cell office:value-type="float" office:value="1450.12" calcext:value-type="float">
            <text:p>1450.12</text:p>
          </table:table-cell>
          <table:table-cell office:value-type="float" office:value="955.13" calcext:value-type="float">
            <text:p>955.13</text:p>
          </table:table-cell>
          <table:table-cell office:value-type="float" office:value="462.6" calcext:value-type="float">
            <text:p>462.6</text:p>
          </table:table-cell>
          <table:table-cell office:value-type="float" office:value="720.12" calcext:value-type="float">
            <text:p>720.12</text:p>
          </table:table-cell>
          <table:table-cell office:value-type="float" office:value="2496.39" calcext:value-type="float">
            <text:p>2496.39</text:p>
          </table:table-cell>
          <table:table-cell office:value-type="float" office:value="2131.2" calcext:value-type="float">
            <text:p>2131.2</text:p>
          </table:table-cell>
          <table:table-cell office:value-type="float" office:value="0" calcext:value-type="float">
            <text:p>0</text:p>
          </table:table-cell>
          <table:table-cell office:value-type="float" office:value="1263.37" calcext:value-type="float">
            <text:p>1263.37</text:p>
          </table:table-cell>
          <table:table-cell office:value-type="float" office:value="957.91" calcext:value-type="float">
            <text:p>957.91</text:p>
          </table:table-cell>
          <table:table-cell office:value-type="float" office:value="2498.32" calcext:value-type="float">
            <text:p>2498.32</text:p>
          </table:table-cell>
          <table:table-cell office:value-type="float" office:value="916.23" calcext:value-type="float">
            <text:p>916.23</text:p>
          </table:table-cell>
          <table:table-cell office:value-type="float" office:value="340.55" calcext:value-type="float">
            <text:p>340.55</text:p>
          </table:table-cell>
          <table:table-cell office:value-type="float" office:value="1034.57" calcext:value-type="float">
            <text:p>1034.57</text:p>
          </table:table-cell>
          <table:table-cell office:value-type="float" office:value="1431.21" calcext:value-type="float">
            <text:p>1431.21</text:p>
          </table:table-cell>
          <table:table-cell office:value-type="float" office:value="2093.69" calcext:value-type="float">
            <text:p>2093.69</text:p>
          </table:table-cell>
          <table:table-cell office:value-type="float" office:value="2012.7" calcext:value-type="float">
            <text:p>2012.7</text:p>
          </table:table-cell>
          <table:table-cell office:value-type="float" office:value="1431.07" calcext:value-type="float">
            <text:p>1431.07</text:p>
          </table:table-cell>
          <table:table-cell office:value-type="float" office:value="1233.48" calcext:value-type="float">
            <text:p>1233.48</text:p>
          </table:table-cell>
          <table:table-cell office:value-type="float" office:value="1445.85" calcext:value-type="float">
            <text:p>1445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4.64" calcext:value-type="float">
            <text:p>504.64</text:p>
          </table:table-cell>
          <table:table-cell office:value-type="float" office:value="2026.94" calcext:value-type="float">
            <text:p>2026.94</text:p>
          </table:table-cell>
          <table:table-cell office:value-type="float" office:value="1867.69" calcext:value-type="float">
            <text:p>1867.69</text:p>
          </table:table-cell>
          <table:table-cell office:value-type="float" office:value="1314.3" calcext:value-type="float">
            <text:p>1314.3</text:p>
          </table:table-cell>
          <table:table-cell office:value-type="float" office:value="2469.71" calcext:value-type="float">
            <text:p>2469.71</text:p>
          </table:table-cell>
          <table:table-cell office:value-type="float" office:value="1975.38" calcext:value-type="float">
            <text:p>1975.38</text:p>
          </table:table-cell>
          <table:table-cell office:value-type="float" office:value="2071.75" calcext:value-type="float">
            <text:p>2071.75</text:p>
          </table:table-cell>
          <table:table-cell office:value-type="float" office:value="1449.96" calcext:value-type="float">
            <text:p>1449.96</text:p>
          </table:table-cell>
          <table:table-cell office:value-type="float" office:value="1785.33" calcext:value-type="float">
            <text:p>1785.33</text:p>
          </table:table-cell>
          <table:table-cell office:value-type="float" office:value="2734.6" calcext:value-type="float">
            <text:p>2734.6</text:p>
          </table:table-cell>
          <table:table-cell office:value-type="float" office:value="2859.32" calcext:value-type="float">
            <text:p>2859.32</text:p>
          </table:table-cell>
          <table:table-cell office:value-type="float" office:value="1263.37" calcext:value-type="float">
            <text:p>1263.37</text:p>
          </table:table-cell>
          <table:table-cell office:value-type="float" office:value="0" calcext:value-type="float">
            <text:p>0</text:p>
          </table:table-cell>
          <table:table-cell office:value-type="float" office:value="1187.73" calcext:value-type="float">
            <text:p>1187.73</text:p>
          </table:table-cell>
          <table:table-cell office:value-type="float" office:value="3437.7" calcext:value-type="float">
            <text:p>3437.7</text:p>
          </table:table-cell>
          <table:table-cell office:value-type="float" office:value="1484.53" calcext:value-type="float">
            <text:p>1484.53</text:p>
          </table:table-cell>
          <table:table-cell office:value-type="float" office:value="1053.4" calcext:value-type="float">
            <text:p>1053.4</text:p>
          </table:table-cell>
          <table:table-cell office:value-type="float" office:value="1773.73" calcext:value-type="float">
            <text:p>1773.73</text:p>
          </table:table-cell>
          <table:table-cell office:value-type="float" office:value="1360.8" calcext:value-type="float">
            <text:p>1360.8</text:p>
          </table:table-cell>
          <table:table-cell office:value-type="float" office:value="3183.43" calcext:value-type="float">
            <text:p>3183.43</text:p>
          </table:table-cell>
          <table:table-cell office:value-type="float" office:value="2250.1" calcext:value-type="float">
            <text:p>2250.1</text:p>
          </table:table-cell>
          <table:table-cell office:value-type="float" office:value="2591.53" calcext:value-type="float">
            <text:p>2591.53</text:p>
          </table:table-cell>
          <table:table-cell office:value-type="float" office:value="1807.09" calcext:value-type="float">
            <text:p>1807.09</text:p>
          </table:table-cell>
          <table:table-cell office:value-type="float" office:value="2288.42" calcext:value-type="float">
            <text:p>2288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5.12" calcext:value-type="float">
            <text:p>725.12</text:p>
          </table:table-cell>
          <table:table-cell office:value-type="float" office:value="885.32" calcext:value-type="float">
            <text:p>885.32</text:p>
          </table:table-cell>
          <table:table-cell office:value-type="float" office:value="840.72" calcext:value-type="float">
            <text:p>840.72</text:p>
          </table:table-cell>
          <table:table-cell office:value-type="float" office:value="696.61" calcext:value-type="float">
            <text:p>696.61</text:p>
          </table:table-cell>
          <table:table-cell office:value-type="float" office:value="1331.46" calcext:value-type="float">
            <text:p>1331.46</text:p>
          </table:table-cell>
          <table:table-cell office:value-type="float" office:value="788.56" calcext:value-type="float">
            <text:p>788.56</text:p>
          </table:table-cell>
          <table:table-cell office:value-type="float" office:value="1157.89" calcext:value-type="float">
            <text:p>1157.89</text:p>
          </table:table-cell>
          <table:table-cell office:value-type="float" office:value="1413.37" calcext:value-type="float">
            <text:p>1413.37</text:p>
          </table:table-cell>
          <table:table-cell office:value-type="float" office:value="900.01" calcext:value-type="float">
            <text:p>900.01</text:p>
          </table:table-cell>
          <table:table-cell office:value-type="float" office:value="1669.43" calcext:value-type="float">
            <text:p>1669.43</text:p>
          </table:table-cell>
          <table:table-cell office:value-type="float" office:value="1672.69" calcext:value-type="float">
            <text:p>1672.69</text:p>
          </table:table-cell>
          <table:table-cell office:value-type="float" office:value="957.91" calcext:value-type="float">
            <text:p>957.91</text:p>
          </table:table-cell>
          <table:table-cell office:value-type="float" office:value="1187.73" calcext:value-type="float">
            <text:p>1187.73</text:p>
          </table:table-cell>
          <table:table-cell office:value-type="float" office:value="0" calcext:value-type="float">
            <text:p>0</text:p>
          </table:table-cell>
          <table:table-cell office:value-type="float" office:value="2283.19" calcext:value-type="float">
            <text:p>2283.19</text:p>
          </table:table-cell>
          <table:table-cell office:value-type="float" office:value="348.89" calcext:value-type="float">
            <text:p>348.89</text:p>
          </table:table-cell>
          <table:table-cell office:value-type="float" office:value="641.31" calcext:value-type="float">
            <text:p>641.31</text:p>
          </table:table-cell>
          <table:table-cell office:value-type="float" office:value="646.04" calcext:value-type="float">
            <text:p>646.04</text:p>
          </table:table-cell>
          <table:table-cell office:value-type="float" office:value="476" calcext:value-type="float">
            <text:p>476</text:p>
          </table:table-cell>
          <table:table-cell office:value-type="float" office:value="2122.15" calcext:value-type="float">
            <text:p>2122.15</text:p>
          </table:table-cell>
          <table:table-cell office:value-type="float" office:value="1166.83" calcext:value-type="float">
            <text:p>1166.83</text:p>
          </table:table-cell>
          <table:table-cell office:value-type="float" office:value="1650.12" calcext:value-type="float">
            <text:p>1650.12</text:p>
          </table:table-cell>
          <table:table-cell office:value-type="float" office:value="623.36" calcext:value-type="float">
            <text:p>623.36</text:p>
          </table:table-cell>
          <table:table-cell office:value-type="float" office:value="1143.01" calcext:value-type="float">
            <text:p>1143.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6.93" calcext:value-type="float">
            <text:p>3006.93</text:p>
          </table:table-cell>
          <table:table-cell office:value-type="float" office:value="1710.99" calcext:value-type="float">
            <text:p>1710.99</text:p>
          </table:table-cell>
          <table:table-cell office:value-type="float" office:value="1607.99" calcext:value-type="float">
            <text:p>1607.99</text:p>
          </table:table-cell>
          <table:table-cell office:value-type="float" office:value="2253.26" calcext:value-type="float">
            <text:p>2253.26</text:p>
          </table:table-cell>
          <table:table-cell office:value-type="float" office:value="1497.56" calcext:value-type="float">
            <text:p>1497.56</text:p>
          </table:table-cell>
          <table:table-cell office:value-type="float" office:value="1565.19" calcext:value-type="float">
            <text:p>1565.19</text:p>
          </table:table-cell>
          <table:table-cell office:value-type="float" office:value="1558.52" calcext:value-type="float">
            <text:p>1558.52</text:p>
          </table:table-cell>
          <table:table-cell office:value-type="float" office:value="2792.41" calcext:value-type="float">
            <text:p>2792.41</text:p>
          </table:table-cell>
          <table:table-cell office:value-type="float" office:value="1779.93" calcext:value-type="float">
            <text:p>1779.93</text:p>
          </table:table-cell>
          <table:table-cell office:value-type="float" office:value="1753.97" calcext:value-type="float">
            <text:p>1753.97</text:p>
          </table:table-cell>
          <table:table-cell office:value-type="float" office:value="756.61" calcext:value-type="float">
            <text:p>756.61</text:p>
          </table:table-cell>
          <table:table-cell office:value-type="float" office:value="2498.32" calcext:value-type="float">
            <text:p>2498.32</text:p>
          </table:table-cell>
          <table:table-cell office:value-type="float" office:value="3437.7" calcext:value-type="float">
            <text:p>3437.7</text:p>
          </table:table-cell>
          <table:table-cell office:value-type="float" office:value="2283.19" calcext:value-type="float">
            <text:p>2283.19</text:p>
          </table:table-cell>
          <table:table-cell office:value-type="float" office:value="0" calcext:value-type="float">
            <text:p>0</text:p>
          </table:table-cell>
          <table:table-cell office:value-type="float" office:value="1957.15" calcext:value-type="float">
            <text:p>1957.15</text:p>
          </table:table-cell>
          <table:table-cell office:value-type="float" office:value="2484.92" calcext:value-type="float">
            <text:p>2484.92</text:p>
          </table:table-cell>
          <table:table-cell office:value-type="float" office:value="1664.04" calcext:value-type="float">
            <text:p>1664.04</text:p>
          </table:table-cell>
          <table:table-cell office:value-type="float" office:value="2374.26" calcext:value-type="float">
            <text:p>2374.26</text:p>
          </table:table-cell>
          <table:table-cell office:value-type="float" office:value="632.59" calcext:value-type="float">
            <text:p>632.59</text:p>
          </table:table-cell>
          <table:table-cell office:value-type="float" office:value="1777.35" calcext:value-type="float">
            <text:p>1777.35</text:p>
          </table:table-cell>
          <table:table-cell office:value-type="float" office:value="1227.38" calcext:value-type="float">
            <text:p>1227.38</text:p>
          </table:table-cell>
          <table:table-cell office:value-type="float" office:value="1669.22" calcext:value-type="float">
            <text:p>1669.22</text:p>
          </table:table-cell>
          <table:table-cell office:value-type="float" office:value="1149.41" calcext:value-type="float">
            <text:p>1149.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4.55" calcext:value-type="float">
            <text:p>1054.55</text:p>
          </table:table-cell>
          <table:table-cell office:value-type="float" office:value="773.33" calcext:value-type="float">
            <text:p>773.33</text:p>
          </table:table-cell>
          <table:table-cell office:value-type="float" office:value="501.97" calcext:value-type="float">
            <text:p>501.97</text:p>
          </table:table-cell>
          <table:table-cell office:value-type="float" office:value="601.87" calcext:value-type="float">
            <text:p>601.87</text:p>
          </table:table-cell>
          <table:table-cell office:value-type="float" office:value="1186.37" calcext:value-type="float">
            <text:p>1186.37</text:p>
          </table:table-cell>
          <table:table-cell office:value-type="float" office:value="563.93" calcext:value-type="float">
            <text:p>563.93</text:p>
          </table:table-cell>
          <table:table-cell office:value-type="float" office:value="838" calcext:value-type="float">
            <text:p>838</text:p>
          </table:table-cell>
          <table:table-cell office:value-type="float" office:value="1374.91" calcext:value-type="float">
            <text:p>1374.91</text:p>
          </table:table-cell>
          <table:table-cell office:value-type="float" office:value="610.17" calcext:value-type="float">
            <text:p>610.17</text:p>
          </table:table-cell>
          <table:table-cell office:value-type="float" office:value="1582.16" calcext:value-type="float">
            <text:p>1582.16</text:p>
          </table:table-cell>
          <table:table-cell office:value-type="float" office:value="1391.36" calcext:value-type="float">
            <text:p>1391.36</text:p>
          </table:table-cell>
          <table:table-cell office:value-type="float" office:value="916.23" calcext:value-type="float">
            <text:p>916.23</text:p>
          </table:table-cell>
          <table:table-cell office:value-type="float" office:value="1484.53" calcext:value-type="float">
            <text:p>1484.53</text:p>
          </table:table-cell>
          <table:table-cell office:value-type="float" office:value="348.89" calcext:value-type="float">
            <text:p>348.89</text:p>
          </table:table-cell>
          <table:table-cell office:value-type="float" office:value="1957.15" calcext:value-type="float">
            <text:p>1957.15</text:p>
          </table:table-cell>
          <table:table-cell office:value-type="float" office:value="0" calcext:value-type="float">
            <text:p>0</text:p>
          </table:table-cell>
          <table:table-cell office:value-type="float" office:value="685.14" calcext:value-type="float">
            <text:p>685.14</text:p>
          </table:table-cell>
          <table:table-cell office:value-type="float" office:value="300.16" calcext:value-type="float">
            <text:p>300.16</text:p>
          </table:table-cell>
          <table:table-cell office:value-type="float" office:value="698.04" calcext:value-type="float">
            <text:p>698.04</text:p>
          </table:table-cell>
          <table:table-cell office:value-type="float" office:value="1773.83" calcext:value-type="float">
            <text:p>1773.83</text:p>
          </table:table-cell>
          <table:table-cell office:value-type="float" office:value="1096.54" calcext:value-type="float">
            <text:p>1096.54</text:p>
          </table:table-cell>
          <table:table-cell office:value-type="float" office:value="1311.8" calcext:value-type="float">
            <text:p>1311.8</text:p>
          </table:table-cell>
          <table:table-cell office:value-type="float" office:value="354.42" calcext:value-type="float">
            <text:p>354.42</text:p>
          </table:table-cell>
          <table:table-cell office:value-type="float" office:value="809.02" calcext:value-type="float">
            <text:p>809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31.59" calcext:value-type="float">
            <text:p>831.59</text:p>
          </table:table-cell>
          <table:table-cell office:value-type="float" office:value="1445.7" calcext:value-type="float">
            <text:p>1445.7</text:p>
          </table:table-cell>
          <table:table-cell office:value-type="float" office:value="876.96" calcext:value-type="float">
            <text:p>876.96</text:p>
          </table:table-cell>
          <table:table-cell office:value-type="float" office:value="261.29" calcext:value-type="float">
            <text:p>261.29</text:p>
          </table:table-cell>
          <table:table-cell office:value-type="float" office:value="1869.95" calcext:value-type="float">
            <text:p>1869.95</text:p>
          </table:table-cell>
          <table:table-cell office:value-type="float" office:value="1247.61" calcext:value-type="float">
            <text:p>1247.61</text:p>
          </table:table-cell>
          <table:table-cell office:value-type="float" office:value="1025.9" calcext:value-type="float">
            <text:p>1025.9</text:p>
          </table:table-cell>
          <table:table-cell office:value-type="float" office:value="776.83" calcext:value-type="float">
            <text:p>776.83</text:p>
          </table:table-cell>
          <table:table-cell office:value-type="float" office:value="744.63" calcext:value-type="float">
            <text:p>744.63</text:p>
          </table:table-cell>
          <table:table-cell office:value-type="float" office:value="2253.98" calcext:value-type="float">
            <text:p>2253.98</text:p>
          </table:table-cell>
          <table:table-cell office:value-type="float" office:value="2022.76" calcext:value-type="float">
            <text:p>2022.76</text:p>
          </table:table-cell>
          <table:table-cell office:value-type="float" office:value="340.55" calcext:value-type="float">
            <text:p>340.55</text:p>
          </table:table-cell>
          <table:table-cell office:value-type="float" office:value="1053.4" calcext:value-type="float">
            <text:p>1053.4</text:p>
          </table:table-cell>
          <table:table-cell office:value-type="float" office:value="641.31" calcext:value-type="float">
            <text:p>641.31</text:p>
          </table:table-cell>
          <table:table-cell office:value-type="float" office:value="2484.92" calcext:value-type="float">
            <text:p>2484.92</text:p>
          </table:table-cell>
          <table:table-cell office:value-type="float" office:value="685.14" calcext:value-type="float">
            <text:p>685.14</text:p>
          </table:table-cell>
          <table:table-cell office:value-type="float" office:value="0" calcext:value-type="float">
            <text:p>0</text:p>
          </table:table-cell>
          <table:table-cell office:value-type="float" office:value="885.38" calcext:value-type="float">
            <text:p>885.38</text:p>
          </table:table-cell>
          <table:table-cell office:value-type="float" office:value="1105.76" calcext:value-type="float">
            <text:p>1105.76</text:p>
          </table:table-cell>
          <table:table-cell office:value-type="float" office:value="2157.99" calcext:value-type="float">
            <text:p>2157.99</text:p>
          </table:table-cell>
          <table:table-cell office:value-type="float" office:value="1758.03" calcext:value-type="float">
            <text:p>1758.03</text:p>
          </table:table-cell>
          <table:table-cell office:value-type="float" office:value="1541.83" calcext:value-type="float">
            <text:p>1541.83</text:p>
          </table:table-cell>
          <table:table-cell office:value-type="float" office:value="1033.73" calcext:value-type="float">
            <text:p>1033.73</text:p>
          </table:table-cell>
          <table:table-cell office:value-type="float" office:value="1365.91" calcext:value-type="float">
            <text:p>1365.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53.9" calcext:value-type="float">
            <text:p>1353.9</text:p>
          </table:table-cell>
          <table:table-cell office:value-type="float" office:value="738.1" calcext:value-type="float">
            <text:p>738.1</text:p>
          </table:table-cell>
          <table:table-cell office:value-type="float" office:value="280.34" calcext:value-type="float">
            <text:p>280.34</text:p>
          </table:table-cell>
          <table:table-cell office:value-type="float" office:value="721.08" calcext:value-type="float">
            <text:p>721.08</text:p>
          </table:table-cell>
          <table:table-cell office:value-type="float" office:value="1076.82" calcext:value-type="float">
            <text:p>1076.82</text:p>
          </table:table-cell>
          <table:table-cell office:value-type="float" office:value="443.26" calcext:value-type="float">
            <text:p>443.26</text:p>
          </table:table-cell>
          <table:table-cell office:value-type="float" office:value="633.05" calcext:value-type="float">
            <text:p>633.05</text:p>
          </table:table-cell>
          <table:table-cell office:value-type="float" office:value="1465.61" calcext:value-type="float">
            <text:p>1465.61</text:p>
          </table:table-cell>
          <table:table-cell office:value-type="float" office:value="492.25" calcext:value-type="float">
            <text:p>492.25</text:p>
          </table:table-cell>
          <table:table-cell office:value-type="float" office:value="1507.55" calcext:value-type="float">
            <text:p>1507.55</text:p>
          </table:table-cell>
          <table:table-cell office:value-type="float" office:value="1138.61" calcext:value-type="float">
            <text:p>1138.61</text:p>
          </table:table-cell>
          <table:table-cell office:value-type="float" office:value="1034.57" calcext:value-type="float">
            <text:p>1034.57</text:p>
          </table:table-cell>
          <table:table-cell office:value-type="float" office:value="1773.73" calcext:value-type="float">
            <text:p>1773.73</text:p>
          </table:table-cell>
          <table:table-cell office:value-type="float" office:value="646.04" calcext:value-type="float">
            <text:p>646.04</text:p>
          </table:table-cell>
          <table:table-cell office:value-type="float" office:value="1664.04" calcext:value-type="float">
            <text:p>1664.04</text:p>
          </table:table-cell>
          <table:table-cell office:value-type="float" office:value="300.16" calcext:value-type="float">
            <text:p>300.16</text:p>
          </table:table-cell>
          <table:table-cell office:value-type="float" office:value="885.38" calcext:value-type="float">
            <text:p>885.38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1476.73" calcext:value-type="float">
            <text:p>1476.73</text:p>
          </table:table-cell>
          <table:table-cell office:value-type="float" office:value="1064.43" calcext:value-type="float">
            <text:p>1064.43</text:p>
          </table:table-cell>
          <table:table-cell office:value-type="float" office:value="1052.85" calcext:value-type="float">
            <text:p>1052.85</text:p>
          </table:table-cell>
          <table:table-cell office:value-type="float" office:value="250.71" calcext:value-type="float">
            <text:p>250.71</text:p>
          </table:table-cell>
          <table:table-cell office:value-type="float" office:value="514.69" calcext:value-type="float">
            <text:p>514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6.69" calcext:value-type="float">
            <text:p>856.69</text:p>
          </table:table-cell>
          <table:table-cell office:value-type="float" office:value="721.55" calcext:value-type="float">
            <text:p>721.55</text:p>
          </table:table-cell>
          <table:table-cell office:value-type="float" office:value="1181.67" calcext:value-type="float">
            <text:p>1181.67</text:p>
          </table:table-cell>
          <table:table-cell office:value-type="float" office:value="1171.34" calcext:value-type="float">
            <text:p>1171.34</text:p>
          </table:table-cell>
          <table:table-cell office:value-type="float" office:value="1137.38" calcext:value-type="float">
            <text:p>1137.38</text:p>
          </table:table-cell>
          <table:table-cell office:value-type="float" office:value="811.11" calcext:value-type="float">
            <text:p>811.11</text:p>
          </table:table-cell>
          <table:table-cell office:value-type="float" office:value="1529.69" calcext:value-type="float">
            <text:p>1529.69</text:p>
          </table:table-cell>
          <table:table-cell office:value-type="float" office:value="1882.22" calcext:value-type="float">
            <text:p>1882.22</text:p>
          </table:table-cell>
          <table:table-cell office:value-type="float" office:value="1307.51" calcext:value-type="float">
            <text:p>1307.51</text:p>
          </table:table-cell>
          <table:table-cell office:value-type="float" office:value="1373.81" calcext:value-type="float">
            <text:p>1373.81</text:p>
          </table:table-cell>
          <table:table-cell office:value-type="float" office:value="1673.74" calcext:value-type="float">
            <text:p>1673.74</text:p>
          </table:table-cell>
          <table:table-cell office:value-type="float" office:value="1431.21" calcext:value-type="float">
            <text:p>1431.21</text:p>
          </table:table-cell>
          <table:table-cell office:value-type="float" office:value="1360.8" calcext:value-type="float">
            <text:p>1360.8</text:p>
          </table:table-cell>
          <table:table-cell office:value-type="float" office:value="476" calcext:value-type="float">
            <text:p>476</text:p>
          </table:table-cell>
          <table:table-cell office:value-type="float" office:value="2374.26" calcext:value-type="float">
            <text:p>2374.26</text:p>
          </table:table-cell>
          <table:table-cell office:value-type="float" office:value="698.04" calcext:value-type="float">
            <text:p>698.04</text:p>
          </table:table-cell>
          <table:table-cell office:value-type="float" office:value="1105.76" calcext:value-type="float">
            <text:p>1105.76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2339.22" calcext:value-type="float">
            <text:p>2339.22</text:p>
          </table:table-cell>
          <table:table-cell office:value-type="float" office:value="894.06" calcext:value-type="float">
            <text:p>894.06</text:p>
          </table:table-cell>
          <table:table-cell office:value-type="float" office:value="1974.79" calcext:value-type="float">
            <text:p>1974.79</text:p>
          </table:table-cell>
          <table:table-cell office:value-type="float" office:value="763.26" calcext:value-type="float">
            <text:p>763.26</text:p>
          </table:table-cell>
          <table:table-cell office:value-type="float" office:value="1316.24" calcext:value-type="float">
            <text:p>1316.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13.02" calcext:value-type="float">
            <text:p>2813.02</text:p>
          </table:table-cell>
          <table:table-cell office:value-type="float" office:value="1797.75" calcext:value-type="float">
            <text:p>1797.75</text:p>
          </table:table-cell>
          <table:table-cell office:value-type="float" office:value="1319.62" calcext:value-type="float">
            <text:p>1319.62</text:p>
          </table:table-cell>
          <table:table-cell office:value-type="float" office:value="1903.66" calcext:value-type="float">
            <text:p>1903.66</text:p>
          </table:table-cell>
          <table:table-cell office:value-type="float" office:value="1740.39" calcext:value-type="float">
            <text:p>1740.39</text:p>
          </table:table-cell>
          <table:table-cell office:value-type="float" office:value="1556.51" calcext:value-type="float">
            <text:p>1556.51</text:p>
          </table:table-cell>
          <table:table-cell office:value-type="float" office:value="1143.4" calcext:value-type="float">
            <text:p>1143.4</text:p>
          </table:table-cell>
          <table:table-cell office:value-type="float" office:value="2314.19" calcext:value-type="float">
            <text:p>2314.19</text:p>
          </table:table-cell>
          <table:table-cell office:value-type="float" office:value="1414.16" calcext:value-type="float">
            <text:p>1414.16</text:p>
          </table:table-cell>
          <table:table-cell office:value-type="float" office:value="2099.29" calcext:value-type="float">
            <text:p>2099.29</text:p>
          </table:table-cell>
          <table:table-cell office:value-type="float" office:value="1051.39" calcext:value-type="float">
            <text:p>1051.39</text:p>
          </table:table-cell>
          <table:table-cell office:value-type="float" office:value="2093.69" calcext:value-type="float">
            <text:p>2093.69</text:p>
          </table:table-cell>
          <table:table-cell office:value-type="float" office:value="3183.43" calcext:value-type="float">
            <text:p>3183.43</text:p>
          </table:table-cell>
          <table:table-cell office:value-type="float" office:value="2122.15" calcext:value-type="float">
            <text:p>2122.15</text:p>
          </table:table-cell>
          <table:table-cell office:value-type="float" office:value="632.59" calcext:value-type="float">
            <text:p>632.59</text:p>
          </table:table-cell>
          <table:table-cell office:value-type="float" office:value="1773.83" calcext:value-type="float">
            <text:p>1773.83</text:p>
          </table:table-cell>
          <table:table-cell office:value-type="float" office:value="2157.99" calcext:value-type="float">
            <text:p>2157.99</text:p>
          </table:table-cell>
          <table:table-cell office:value-type="float" office:value="1476.73" calcext:value-type="float">
            <text:p>1476.73</text:p>
          </table:table-cell>
          <table:table-cell office:value-type="float" office:value="2339.22" calcext:value-type="float">
            <text:p>2339.22</text:p>
          </table:table-cell>
          <table:table-cell office:value-type="float" office:value="0" calcext:value-type="float">
            <text:p>0</text:p>
          </table:table-cell>
          <table:table-cell office:value-type="float" office:value="1969.82" calcext:value-type="float">
            <text:p>1969.82</text:p>
          </table:table-cell>
          <table:table-cell office:value-type="float" office:value="688.33" calcext:value-type="float">
            <text:p>688.33</text:p>
          </table:table-cell>
          <table:table-cell office:value-type="float" office:value="1577.56" calcext:value-type="float">
            <text:p>1577.56</text:p>
          </table:table-cell>
          <table:table-cell office:value-type="float" office:value="1023.41" calcext:value-type="float">
            <text:p>1023.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5.55" calcext:value-type="float">
            <text:p>1745.55</text:p>
          </table:table-cell>
          <table:table-cell office:value-type="float" office:value="329.46" calcext:value-type="float">
            <text:p>329.46</text:p>
          </table:table-cell>
          <table:table-cell office:value-type="float" office:value="1318.67" calcext:value-type="float">
            <text:p>1318.67</text:p>
          </table:table-cell>
          <table:table-cell office:value-type="float" office:value="1697.83" calcext:value-type="float">
            <text:p>1697.83</text:p>
          </table:table-cell>
          <table:table-cell office:value-type="float" office:value="296.68" calcext:value-type="float">
            <text:p>296.68</text:p>
          </table:table-cell>
          <table:table-cell office:value-type="float" office:value="629.63" calcext:value-type="float">
            <text:p>629.63</text:p>
          </table:table-cell>
          <table:table-cell office:value-type="float" office:value="1635.54" calcext:value-type="float">
            <text:p>1635.54</text:p>
          </table:table-cell>
          <table:table-cell office:value-type="float" office:value="2471.02" calcext:value-type="float">
            <text:p>2471.02</text:p>
          </table:table-cell>
          <table:table-cell office:value-type="float" office:value="1554.82" calcext:value-type="float">
            <text:p>1554.82</text:p>
          </table:table-cell>
          <table:table-cell office:value-type="float" office:value="502.61" calcext:value-type="float">
            <text:p>502.61</text:p>
          </table:table-cell>
          <table:table-cell office:value-type="float" office:value="1020.76" calcext:value-type="float">
            <text:p>1020.76</text:p>
          </table:table-cell>
          <table:table-cell office:value-type="float" office:value="2012.7" calcext:value-type="float">
            <text:p>2012.7</text:p>
          </table:table-cell>
          <table:table-cell office:value-type="float" office:value="2250.1" calcext:value-type="float">
            <text:p>2250.1</text:p>
          </table:table-cell>
          <table:table-cell office:value-type="float" office:value="1166.83" calcext:value-type="float">
            <text:p>1166.83</text:p>
          </table:table-cell>
          <table:table-cell office:value-type="float" office:value="1777.35" calcext:value-type="float">
            <text:p>1777.35</text:p>
          </table:table-cell>
          <table:table-cell office:value-type="float" office:value="1096.54" calcext:value-type="float">
            <text:p>1096.54</text:p>
          </table:table-cell>
          <table:table-cell office:value-type="float" office:value="1758.03" calcext:value-type="float">
            <text:p>1758.03</text:p>
          </table:table-cell>
          <table:table-cell office:value-type="float" office:value="1064.43" calcext:value-type="float">
            <text:p>1064.43</text:p>
          </table:table-cell>
          <table:table-cell office:value-type="float" office:value="894.06" calcext:value-type="float">
            <text:p>894.06</text:p>
          </table:table-cell>
          <table:table-cell office:value-type="float" office:value="1969.82" calcext:value-type="float">
            <text:p>1969.82</text:p>
          </table:table-cell>
          <table:table-cell office:value-type="float" office:value="0" calcext:value-type="float">
            <text:p>0</text:p>
          </table:table-cell>
          <table:table-cell office:value-type="float" office:value="1884.91" calcext:value-type="float">
            <text:p>1884.91</text:p>
          </table:table-cell>
          <table:table-cell office:value-type="float" office:value="817.45" calcext:value-type="float">
            <text:p>817.45</text:p>
          </table:table-cell>
          <table:table-cell office:value-type="float" office:value="1076.99" calcext:value-type="float">
            <text:p>1076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76.51" calcext:value-type="float">
            <text:p>2276.51</text:p>
          </table:table-cell>
          <table:table-cell office:value-type="float" office:value="1620.96" calcext:value-type="float">
            <text:p>1620.96</text:p>
          </table:table-cell>
          <table:table-cell office:value-type="float" office:value="810.38" calcext:value-type="float">
            <text:p>810.38</text:p>
          </table:table-cell>
          <table:table-cell office:value-type="float" office:value="1280.88" calcext:value-type="float">
            <text:p>1280.88</text:p>
          </table:table-cell>
          <table:table-cell office:value-type="float" office:value="1742.25" calcext:value-type="float">
            <text:p>1742.25</text:p>
          </table:table-cell>
          <table:table-cell office:value-type="float" office:value="1316.59" calcext:value-type="float">
            <text:p>1316.59</text:p>
          </table:table-cell>
          <table:table-cell office:value-type="float" office:value="521.68" calcext:value-type="float">
            <text:p>521.68</text:p>
          </table:table-cell>
          <table:table-cell office:value-type="float" office:value="1626.56" calcext:value-type="float">
            <text:p>1626.56</text:p>
          </table:table-cell>
          <table:table-cell office:value-type="float" office:value="809.65" calcext:value-type="float">
            <text:p>809.65</text:p>
          </table:table-cell>
          <table:table-cell office:value-type="float" office:value="2171.65" calcext:value-type="float">
            <text:p>2171.65</text:p>
          </table:table-cell>
          <table:table-cell office:value-type="float" office:value="1265.79" calcext:value-type="float">
            <text:p>1265.79</text:p>
          </table:table-cell>
          <table:table-cell office:value-type="float" office:value="1431.07" calcext:value-type="float">
            <text:p>1431.07</text:p>
          </table:table-cell>
          <table:table-cell office:value-type="float" office:value="2591.53" calcext:value-type="float">
            <text:p>2591.53</text:p>
          </table:table-cell>
          <table:table-cell office:value-type="float" office:value="1650.12" calcext:value-type="float">
            <text:p>1650.12</text:p>
          </table:table-cell>
          <table:table-cell office:value-type="float" office:value="1227.38" calcext:value-type="float">
            <text:p>1227.38</text:p>
          </table:table-cell>
          <table:table-cell office:value-type="float" office:value="1311.8" calcext:value-type="float">
            <text:p>1311.8</text:p>
          </table:table-cell>
          <table:table-cell office:value-type="float" office:value="1541.83" calcext:value-type="float">
            <text:p>1541.83</text:p>
          </table:table-cell>
          <table:table-cell office:value-type="float" office:value="1052.85" calcext:value-type="float">
            <text:p>1052.85</text:p>
          </table:table-cell>
          <table:table-cell office:value-type="float" office:value="1974.79" calcext:value-type="float">
            <text:p>1974.79</text:p>
          </table:table-cell>
          <table:table-cell office:value-type="float" office:value="688.33" calcext:value-type="float">
            <text:p>688.33</text:p>
          </table:table-cell>
          <table:table-cell office:value-type="float" office:value="1884.91" calcext:value-type="float">
            <text:p>1884.91</text:p>
          </table:table-cell>
          <table:table-cell office:value-type="float" office:value="0" calcext:value-type="float">
            <text:p>0</text:p>
          </table:table-cell>
          <table:table-cell office:value-type="float" office:value="1241.9" calcext:value-type="float">
            <text:p>1241.9</text:p>
          </table:table-cell>
          <table:table-cell office:value-type="float" office:value="808.14" calcext:value-type="float">
            <text:p>808.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47.43" calcext:value-type="float">
            <text:p>1347.43</text:p>
          </table:table-cell>
          <table:table-cell office:value-type="float" office:value="489.28" calcext:value-type="float">
            <text:p>489.28</text:p>
          </table:table-cell>
          <table:table-cell office:value-type="float" office:value="523.61" calcext:value-type="float">
            <text:p>523.61</text:p>
          </table:table-cell>
          <table:table-cell office:value-type="float" office:value="914.81" calcext:value-type="float">
            <text:p>914.81</text:p>
          </table:table-cell>
          <table:table-cell office:value-type="float" office:value="855.32" calcext:value-type="float">
            <text:p>855.32</text:p>
          </table:table-cell>
          <table:table-cell office:value-type="float" office:value="216.98" calcext:value-type="float">
            <text:p>216.98</text:p>
          </table:table-cell>
          <table:table-cell office:value-type="float" office:value="868.87" calcext:value-type="float">
            <text:p>868.87</text:p>
          </table:table-cell>
          <table:table-cell office:value-type="float" office:value="1680" calcext:value-type="float">
            <text:p>1680</text:p>
          </table:table-cell>
          <table:table-cell office:value-type="float" office:value="742.79" calcext:value-type="float">
            <text:p>742.79</text:p>
          </table:table-cell>
          <table:table-cell office:value-type="float" office:value="1273.88" calcext:value-type="float">
            <text:p>1273.88</text:p>
          </table:table-cell>
          <table:table-cell office:value-type="float" office:value="1052.76" calcext:value-type="float">
            <text:p>1052.76</text:p>
          </table:table-cell>
          <table:table-cell office:value-type="float" office:value="1233.48" calcext:value-type="float">
            <text:p>1233.48</text:p>
          </table:table-cell>
          <table:table-cell office:value-type="float" office:value="1807.09" calcext:value-type="float">
            <text:p>1807.09</text:p>
          </table:table-cell>
          <table:table-cell office:value-type="float" office:value="623.36" calcext:value-type="float">
            <text:p>623.36</text:p>
          </table:table-cell>
          <table:table-cell office:value-type="float" office:value="1669.22" calcext:value-type="float">
            <text:p>1669.22</text:p>
          </table:table-cell>
          <table:table-cell office:value-type="float" office:value="354.42" calcext:value-type="float">
            <text:p>354.42</text:p>
          </table:table-cell>
          <table:table-cell office:value-type="float" office:value="1033.73" calcext:value-type="float">
            <text:p>1033.73</text:p>
          </table:table-cell>
          <table:table-cell office:value-type="float" office:value="250.71" calcext:value-type="float">
            <text:p>250.71</text:p>
          </table:table-cell>
          <table:table-cell office:value-type="float" office:value="763.26" calcext:value-type="float">
            <text:p>763.26</text:p>
          </table:table-cell>
          <table:table-cell office:value-type="float" office:value="1577.56" calcext:value-type="float">
            <text:p>1577.56</text:p>
          </table:table-cell>
          <table:table-cell office:value-type="float" office:value="817.45" calcext:value-type="float">
            <text:p>817.45</text:p>
          </table:table-cell>
          <table:table-cell office:value-type="float" office:value="1241.9" calcext:value-type="float">
            <text:p>1241.9</text:p>
          </table:table-cell>
          <table:table-cell office:value-type="float" office:value="0" calcext:value-type="float">
            <text:p>0</text:p>
          </table:table-cell>
          <table:table-cell office:value-type="float" office:value="557.43" calcext:value-type="float">
            <text:p>557.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62.33" calcext:value-type="float">
            <text:p>1862.33</text:p>
          </table:table-cell>
          <table:table-cell office:value-type="float" office:value="826.66" calcext:value-type="float">
            <text:p>826.66</text:p>
          </table:table-cell>
          <table:table-cell office:value-type="float" office:value="516.06" calcext:value-type="float">
            <text:p>516.06</text:p>
          </table:table-cell>
          <table:table-cell office:value-type="float" office:value="1159.85" calcext:value-type="float">
            <text:p>1159.85</text:p>
          </table:table-cell>
          <table:table-cell office:value-type="float" office:value="946.12" calcext:value-type="float">
            <text:p>946.12</text:p>
          </table:table-cell>
          <table:table-cell office:value-type="float" office:value="545.29" calcext:value-type="float">
            <text:p>545.29</text:p>
          </table:table-cell>
          <table:table-cell office:value-type="float" office:value="667.8" calcext:value-type="float">
            <text:p>667.8</text:p>
          </table:table-cell>
          <table:table-cell office:value-type="float" office:value="1823.72" calcext:value-type="float">
            <text:p>1823.72</text:p>
          </table:table-cell>
          <table:table-cell office:value-type="float" office:value="750.49" calcext:value-type="float">
            <text:p>750.49</text:p>
          </table:table-cell>
          <table:table-cell office:value-type="float" office:value="1386.08" calcext:value-type="float">
            <text:p>1386.08</text:p>
          </table:table-cell>
          <table:table-cell office:value-type="float" office:value="690.12" calcext:value-type="float">
            <text:p>690.12</text:p>
          </table:table-cell>
          <table:table-cell office:value-type="float" office:value="1445.85" calcext:value-type="float">
            <text:p>1445.85</text:p>
          </table:table-cell>
          <table:table-cell office:value-type="float" office:value="2288.42" calcext:value-type="float">
            <text:p>2288.42</text:p>
          </table:table-cell>
          <table:table-cell office:value-type="float" office:value="1143.01" calcext:value-type="float">
            <text:p>1143.01</text:p>
          </table:table-cell>
          <table:table-cell office:value-type="float" office:value="1149.41" calcext:value-type="float">
            <text:p>1149.41</text:p>
          </table:table-cell>
          <table:table-cell office:value-type="float" office:value="809.02" calcext:value-type="float">
            <text:p>809.02</text:p>
          </table:table-cell>
          <table:table-cell office:value-type="float" office:value="1365.91" calcext:value-type="float">
            <text:p>1365.91</text:p>
          </table:table-cell>
          <table:table-cell office:value-type="float" office:value="514.69" calcext:value-type="float">
            <text:p>514.69</text:p>
          </table:table-cell>
          <table:table-cell office:value-type="float" office:value="1316.24" calcext:value-type="float">
            <text:p>1316.24</text:p>
          </table:table-cell>
          <table:table-cell office:value-type="float" office:value="1023.41" calcext:value-type="float">
            <text:p>1023.41</text:p>
          </table:table-cell>
          <table:table-cell office:value-type="float" office:value="1076.99" calcext:value-type="float">
            <text:p>1076.99</text:p>
          </table:table-cell>
          <table:table-cell office:value-type="float" office:value="808.14" calcext:value-type="float">
            <text:p>808.14</text:p>
          </table:table-cell>
          <table:table-cell office:value-type="float" office:value="557.43" calcext:value-type="float">
            <text:p>55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 table:number-rows-repeated="1048548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4:39:06.840827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1T15:10:52.353213876</dc:date>
    <meta:editing-duration>PT2H20M50S</meta:editing-duration>
    <meta:editing-cycles>6</meta:editing-cycles>
    <meta:generator>LibreOffice/5.1.6.2$Linux_X86_64 LibreOffice_project/10m0$Build-2</meta:generator>
    <meta:document-statistic meta:table-count="1" meta:cell-count="649" meta:object-count="0"/>
  </office:meta>
</office:document-meta>
</file>